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4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58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0" style:family="text">
      <style:text-properties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1" style:family="text">
      <style:text-properties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2" style:family="text">
      <style:text-properties style:text-position="-33% 58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3" style:family="text">
      <style:text-properties style:text-position="33% 58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4" style:family="text">
      <style:text-properties style:text-position="0% 100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5" style:family="text">
      <style:text-properties style:text-position="0% 100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6" style:family="text">
      <style:text-properties style:text-position="33% 58%"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7" style:family="text">
      <style:text-properties style:font-name="Calibri3" style:font-name-asian="Calibri3" style:font-name-complex="Calibri3"/>
    </style:style>
    <style:style style:name="T18" style:family="text">
      <style:text-properties style:font-name="Calibri2" style:font-name-asian="Calibri3" style:font-name-complex="Calibri3"/>
    </style:style>
    <style:style style:name="T19" style:family="text">
      <style:text-properties style:text-position="33% 58%" style:font-name="Calibri3" style:font-name-asian="Calibri3" style:font-name-complex="Calibr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as Modell des starren Körper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starre Körper ist ein idealisiertes Modell, welches nur für einen bestimmten Problemkreis gültig ist. Berücksichtigt werden beispielsweise Translationen und Rotationen.</text:p>
            <text:p>Es handelt sich um ein System von <text:span text:style-name="T1">N</text:span> Massenpunkten, deren Abstände unter allen Umständen konstant bleiben:</text:p>
            <text:p/>
            <text:p><text:span text:style-name="T2">r</text:span><text:span text:style-name="T3">ij</text:span> = |<text:span text:style-name="T4">r</text:span><text:span text:style-name="T3">i</text:span> – <text:span text:style-name="T4">r</text:span><text:span text:style-name="T3">j</text:span>| = <text:span text:style-name="T1">c</text:span><text:span text:style-name="T3">ij</text:span> ) con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besitzt der starre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chs:</text:p>
            <text:p>jeweils drei für Translation und Ro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Massendich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zerlegt den starren Körper zunächst in kleine Teilvolumina Δ<text:span text:style-name="T1">V</text:span><text:span text:style-name="T3">i</text:span>(<text:span text:style-name="T4">r</text:span><text:span text:style-name="T3">i</text:span>), in denen die Masse Δ<text:span text:style-name="T1">m</text:span><text:span text:style-name="T3">i</text:span>(<text:span text:style-name="T4">r</text:span><text:span text:style-name="T3">i</text:span>) enthalten ist. <text:span text:style-name="T4">r</text:span><text:span text:style-name="T3">i</text:span> ist der Ortsvektor eines bestimmten Punktes im i-ten Volumenelement. Dann gilt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2.773cm" svg:height="5.906cm" svg:x="1.313cm" svg:y="9.646cm">
          <text:p/>
          <draw:object xlink:href="../Massendichte%201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4.455cm" svg:height="2.312cm" svg:x="6.772cm" svg:y="16.443cm">
          <text:p/>
          <draw:object xlink:href="../Massendichte%202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009cm" svg:height="4.816cm" svg:x="14.195cm" svg:y="10.191cm">
          <text:p/>
          <draw:object xlink:href="../Massendichte%203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wird in einem Punkt festgehalten und besitzt damit nur noch 3 Freiheitsg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finieren Sie für die Rotation um eine vorgegebene Achse das Trägheitsmoment<text:line-break/>des starren Körpers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ist die Summe der Produkte der Massen mit dem Quadrat des Abstandes von der Rotationsachse (<text:span text:style-name="T1">z</text:span>).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682cm" svg:height="8.814cm" svg:x="6.158cm" svg:y="9.592cm">
          <text:p/>
          <draw:object xlink:href="../Trägheitsmomen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5.506cm" svg:height="1.31cm" svg:x="1.246cm" svg:y="18.444cm">
          <text:p/>
          <draw:object xlink:href="../Trägheitsmo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n Bestimmungsgrößen hängt das Trägheitsmomen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Lage und der Richtung der Achse im starren Körpe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hysikalisches (physisches)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kann sich nur um eine feste Achse drehen und besitzt mit dem Drehwinkel dann nur noch einen Freiheit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as physikalische zum mathematischen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hysikalische Pendel schwingt wie ein Fadenpendel mit der Fadenlänge <text:span text:style-name="T1">l</text:span> = <text:span text:style-name="T1">J</text:span> / <text:span text:style-name="T1">MR</text:span><text:span text:style-name="T5"> .</text:span></text:p>
            <text:p><text:span text:style-name="T5">Die nichtlineare DGL 2. Ordnung lässt sich analog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en Steiner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<text:span text:style-name="T1">J</text:span> bezüglich einer beliebigen Achse setzt sich additiv zusammen aus dem Trägheitsmoment <text:span text:style-name="T1">J</text:span><text:span text:style-name="T3">S</text:span> bezüglich der zu ihr parallelen Achse durch den Schwerpunkt plus dem Trägheitsmoment der im Schwerpunkt vereinigten Gesamtmasse <text:span text:style-name="T1">M</text:span> bezüglich der ursprünglichen Achse.</text:p>
            <text:p/>
            <text:p/>
            <text:p><text:span text:style-name="T1">S</text:span> = Abstand der beiden Achsen</text:p>
          </draw:text-box>
        </draw:frame>
        <draw:frame draw:style-name="gr2" draw:text-style-name="P1" draw:layer="layout" svg:width="4.851cm" svg:height="1.27cm" svg:x="11.574cm" svg:y="12.664cm">
          <text:p/>
          <draw:object xlink:href="../Steinerscher%20Satz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hat ein auf einer schiefen Ebene abrollender Zyli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: einen der Translation und einen der R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s auf einer schiefen Ebene abrollenden Zylinde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931cm" svg:height="2.192cm" svg:x="11.534cm" svg:y="9.403cm">
          <text:p/>
          <draw:object xlink:href="../BWGL%20homogener%20Zylinder%20auf%20schiefer%20Ebene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nalogien bestehen zwischen der Translations- und der Rotationsbeweg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6"><text:tab/></text:span><text:span text:style-name="T6"><text:tab/></text:span><text:span text:style-name="T6">Teilche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otator</text:span></text:p>
            <text:p text:style-name="P2"><text:span text:style-name="T7"><text:tab/></text:span><text:span text:style-name="T7"><text:tab/></text:span><text:span text:style-name="T7">Ort: </text:span><text:span text:style-name="T8">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ehwinkel: </text:span><text:span text:style-name="T9">ϕ</text:span></text:p>
            <text:p text:style-name="P2"><text:span text:style-name="T10"><text:tab/></text:span><text:span text:style-name="T10"><text:tab/></text:span><text:span text:style-name="T10">Masse: </text:span><text:span text:style-name="T11">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rägheitsmoment: </text:span><text:span text:style-name="T11">J</text:span></text:p>
            <text:p text:style-name="P2"><text:span text:style-name="T10"><text:tab/></text:span><text:span text:style-name="T10"><text:tab/></text:span><text:span text:style-name="T10">Geschwindigkeit: </text:span><text:span text:style-name="T11">v</text:span><text:span text:style-name="T10"> =</text:span><text:span text:style-name="T10"><text:tab/></text:span><text:span text:style-name="T10"><text:tab/></text:span><text:span text:style-name="T10"><text:tab/></text:span><text:span text:style-name="T10"><text:tab/></text:span><text:span text:style-name="T10">Winkelgeschwindigkeit: </text:span><text:span text:style-name="T11">ω</text:span><text:span text:style-name="T10"> = </text:span></text:p>
            <text:p text:style-name="P2"><text:span text:style-name="T10"><text:tab/></text:span><text:span text:style-name="T10"><text:tab/></text:span><text:span text:style-name="T10">Impuls: </text:span><text:span text:style-name="T11">p</text:span><text:span text:style-name="T10"> = </text:span><text:span text:style-name="T11">m</text:span><text:span text:style-name="T10"> </text:span><text:span text:style-name="T11">v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impuls: </text:span><text:span text:style-name="T11">L</text:span><text:span text:style-name="T12">ω</text:span><text:span text:style-name="T10"> = </text:span><text:span text:style-name="T11">J</text:span><text:span text:style-name="T10"> </text:span><text:span text:style-name="T11">ω</text:span></text:p>
            <text:p text:style-name="P2"><text:span text:style-name="T10"><text:tab/></text:span><text:span text:style-name="T10"><text:tab/></text:span><text:span text:style-name="T10">Kraft: </text:span><text:span text:style-name="T11">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moment: </text:span><text:span text:style-name="T11">M</text:span><text:span text:style-name="T12">ω</text:span><text:span text:style-name="T13">(ex)</text:span></text:p>
            <text:p text:style-name="P2"><text:span text:style-name="T10"><text:tab/></text:span><text:span text:style-name="T10"><text:tab/></text:span><text:span text:style-name="T10">kinetische Energie: </text:span><text:span text:style-name="T11">T</text:span><text:span text:style-name="T10"> = (</text:span><text:span text:style-name="T11">m</text:span><text:span text:style-name="T10">/2) </text:span><text:span text:style-name="T11">v</text:span><text:span text:style-name="T13">2</text:span><text:span text:style-name="T14"><text:tab/></text:span><text:span text:style-name="T14">kinetische Energie: </text:span><text:span text:style-name="T15">T</text:span><text:span text:style-name="T14"> = (1/2) </text:span><text:span text:style-name="T15">J</text:span><text:span text:style-name="T14"> </text:span><text:span text:style-name="T15">ω</text:span><text:span text:style-name="T16">2</text:span></text:p>
            <text:p text:style-name="P2"><text:span text:style-name="T10"><text:tab/></text:span><text:span text:style-name="T10"><text:tab/></text:span><text:span text:style-name="T10">Bewegungsgleichung: </text:span><text:span text:style-name="T11">F</text:span><text:span text:style-name="T10"> = </text:span><text:span text:style-name="T11">m</text:span><text:span text:style-name="T10"><text:tab/></text:span><text:span text:style-name="T10"><text:tab/></text:span><text:span text:style-name="T10">Bewegungsgleichung: </text:span><text:span text:style-name="T11">M</text:span><text:span text:style-name="T12">ω</text:span><text:span text:style-name="T13">(ex)</text:span><text:span text:style-name="T14"> = </text:span><text:span text:style-name="T15">J</text:span></text:p>
          </draw:text-box>
        </draw:frame>
        <draw:frame draw:style-name="gr2" draw:text-style-name="P1" draw:layer="layout" svg:width="0.72cm" svg:height="1.033cm" svg:x="11.039cm" svg:y="9.683cm">
          <text:p/>
          <draw:object xlink:href="../xp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2cm" svg:height="1.033cm" svg:x="13.439cm" svg:y="14.183cm">
          <text:p/>
          <draw:object xlink:href="../xdp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826cm" svg:height="0.799cm" svg:x="24.586cm" svg:y="9.9cm">
          <text:p/>
          <draw:object xlink:href="../phip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26cm" svg:height="0.795cm" svg:x="25.686cm" svg:y="14.402cm">
          <text:p/>
          <draw:object xlink:href="../phid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Komponenten des Trägheitstensor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bleitung der Komponenten in <text:span text:style-name="T17">Σ</text:span><text:span text:style-name="T18"> und Einfluß der Drehung von </text:span><text:span text:style-name="T17">Σ</text:span><text:span text:style-name="T18"> gegenüber </text:span><text:span text:style-name="T17">Σ</text:span><text:span text:style-name="T19">^</text:span><text:span text:style-name="T17">:</text:span></text:p>
            <text:p><text:span text:style-name="T17"/></text:p>
          </draw:text-box>
        </draw:frame>
        <draw:frame draw:style-name="gr2" draw:text-style-name="P1" draw:layer="layout" svg:width="6.029cm" svg:height="2.269cm" svg:x="10.985cm" svg:y="12.065cm">
          <text:p/>
          <draw:object xlink:href="../Trägheitstens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inetische Rotationsenergie von den Komponenten der Winkelgeschwindigkeit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Komponenten der Winkelgeschwindigkeit bei gegebenem Koordinatensystem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Tensorbegriff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quadratische Matrix ein Tensor 2. Stuf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m Trägheitsmoment bezüglich einer festen Achse und dem Trägheitstens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Hauptachsen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Hauptträgheitsachsen und Hauptträgheitsmome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kann man an dem Trägheitsellipsoid das Trägheitsmoment bezüglich einer vorgegebenen Achse able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unterscheiden sich der symmetrische, der unsymmetrische und der Kugelkreis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ücken Sie den Drehimpuls eines starren Körpers durch den Trägheitstensor au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monstrieren Sie am Trägheitsellipsoid den Zusammenhang zwischen Drehimpuls <text:span text:style-name="T4">L</text:span> und Winkelgeschwindigkeit <text:span text:style-name="T1">ω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ind <text:span text:style-name="T1">ω</text:span> und <text:span text:style-name="T4">L</text:span> parall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Euler’schen Gleich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Euler’schen Winkel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Gleichungen des kräftefreien Kreise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reien Ach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bedeuten Figurenachse, Polkegel, Nutationskegel und Spurkegel für die Kreisel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8T23:49:52.362000000</dc:date>
    <meta:document-statistic meta:object-count="289"/>
  </office:meta>
</office:document-meta>
</file>